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 Input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ubst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SIFT Score</text:p>
          </table:table-cell>
          <table:table-cell office:value-type="string" calcext:value-type="string">
            <text:p>Median Information Content</text:p>
          </table:table-cell>
          <table:table-cell office:value-type="string" calcext:value-type="string">
            <text:p># Seqs</text:p>
          </table:table-cell>
        </table:table-row>
        <table:table-row table:style-name="ro1">
          <table:table-cell office:value-type="string" calcext:value-type="string">
            <text:p>ENSP00000269228,C113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Y1088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889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1007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118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789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120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378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40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106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1054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C177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5" calcext:value-type="float">
            <text:p>2.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E1089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03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213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Q775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543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R161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95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P43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23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94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T103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72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978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95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S1169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95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685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14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R93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D50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R51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G91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117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float" office:value="2.49" calcext:value-type="float">
            <text:p>2.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G99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1274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R126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89" calcext:value-type="float">
            <text:p>2.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NSP00000269228,G992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183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N222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Q928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64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101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103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110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10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15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118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8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90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9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9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25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59" calcext:value-type="float">
            <text:p>2.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NSP00000269228,A17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54" calcext:value-type="float">
            <text:p>2.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A18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3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0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A23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6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6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78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27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32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329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44" calcext:value-type="float">
            <text:p>2.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36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42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43" calcext:value-type="float">
            <text:p>2.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A44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519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52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51" calcext:value-type="float">
            <text:p>2.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NSP00000269228,A52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float" office:value="2.51" calcext:value-type="float">
            <text:p>2.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NSP00000269228,A55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659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65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745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756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76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76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81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float" office:value="2.42" calcext:value-type="float">
            <text:p>2.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85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88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3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C101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C292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float" office:value="2.45" calcext:value-type="float">
            <text:p>2.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C33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C352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C516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C63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C75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C976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49" calcext:value-type="float">
            <text:p>2.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NSP00000269228,D180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float" office:value="2.54" calcext:value-type="float">
            <text:p>2.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D182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D211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D232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float" office:value="2.5" calcext:value-type="float">
            <text:p>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NSP00000269228,D306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D3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SP00000269228,D396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416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52" calcext:value-type="float">
            <text:p>2.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D502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D508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float" office:value="2.44" calcext:value-type="float">
            <text:p>2.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D52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NSP00000269228,D57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D61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651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651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712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721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32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32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7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98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944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E1067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18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189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26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float" office:value="2.83" calcext:value-type="float">
            <text:p>2.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NSP00000269228,E126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83" calcext:value-type="float">
            <text:p>2.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NSP00000269228,E1271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3.15" calcext:value-type="float">
            <text:p>3.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SP00000269228,E1271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3.15" calcext:value-type="float">
            <text:p>3.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SP00000269228,E1273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E3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E43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E451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575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SP00000269228,E586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80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E814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814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985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F10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F111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F1207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F120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F127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SP00000269228,F127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SP00000269228,F19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F339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F40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53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F6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F70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F736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F76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84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842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101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107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float" office:value="2.54" calcext:value-type="float">
            <text:p>2.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G114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G1236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G124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G149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G149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G26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G3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1" calcext:value-type="float">
            <text:p>2.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G500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G55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G717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74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80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float" office:value="2.44" calcext:value-type="float">
            <text:p>2.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G904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1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1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9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992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993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H1016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H1029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H119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H1193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H215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float" office:value="2.45" calcext:value-type="float">
            <text:p>2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H215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45" calcext:value-type="float">
            <text:p>2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H441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H497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H758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106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1095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I122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124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float" office:value="2.45" calcext:value-type="float">
            <text:p>2.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I125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I20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I245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I27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36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45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45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30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5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63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7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9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I77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78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3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3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4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5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5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5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196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K250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K576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float" office:value="2.45" calcext:value-type="float">
            <text:p>2.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K792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82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87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951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L1055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121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L120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21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21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L123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281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281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46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577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L63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648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662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695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69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74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773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77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783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3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3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4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64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93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111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M112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13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142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M117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float" office:value="2.49" calcext:value-type="float">
            <text:p>2.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M119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M15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5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9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M217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3" calcext:value-type="float">
            <text:p>2.4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M27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642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M834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86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87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0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1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12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1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1156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N115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N127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3.56" calcext:value-type="float">
            <text:p>3.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NSP00000269228,N185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N18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N222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N222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N30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4" calcext:value-type="float">
            <text:p>2.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N376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4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N554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N55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N56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N589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593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59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7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1" calcext:value-type="float">
            <text:p>2.4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N91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961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float" office:value="2.42" calcext:value-type="float">
            <text:p>2.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N96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float" office:value="2.42" calcext:value-type="float">
            <text:p>2.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N96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P1007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P21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P219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3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49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5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P254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P255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1" calcext:value-type="float">
            <text:p>2.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P255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1" calcext:value-type="float">
            <text:p>2.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P25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42" calcext:value-type="float">
            <text:p>2.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P259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3" calcext:value-type="float">
            <text:p>2.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P40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3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71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7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61" calcext:value-type="float">
            <text:p>2.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P52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P56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P939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P97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P98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Q15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Q397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407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438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60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Q775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79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953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45" calcext:value-type="float">
            <text:p>2.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Q991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1059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R107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3" calcext:value-type="float">
            <text:p>2.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R11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R1183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3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6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26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89" calcext:value-type="float">
            <text:p>2.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NSP00000269228,R1272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SP00000269228,R1272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3.36" calcext:value-type="float">
            <text:p>3.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SP00000269228,R127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R1274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R161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R296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29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296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337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34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341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372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389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40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411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float" office:value="2.45" calcext:value-type="float">
            <text:p>2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518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615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1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46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4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711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14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14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R78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R79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819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819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95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R978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97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S100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1020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1148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1200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167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244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316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36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42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42" calcext:value-type="float">
            <text:p>2.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SP00000269228,S456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44" calcext:value-type="float">
            <text:p>2.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S491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float" office:value="2.41" calcext:value-type="float">
            <text:p>2.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522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float" office:value="2.52" calcext:value-type="float">
            <text:p>2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NSP00000269228,S527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78" calcext:value-type="float">
            <text:p>2.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SP00000269228,S608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63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65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666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73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73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781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826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902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94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95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9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T103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06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066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06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106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1098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09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17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120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270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3.03" calcext:value-type="float">
            <text:p>3.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NSP00000269228,T137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43" calcext:value-type="float">
            <text:p>2.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T20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23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375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405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477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480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511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T52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float" office:value="2.78" calcext:value-type="float">
            <text:p>2.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SP00000269228,T52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SP00000269228,T53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39" calcext:value-type="float">
            <text:p>2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60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623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74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T759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777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103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04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07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11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111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112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15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16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165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18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21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25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54" calcext:value-type="float">
            <text:p>2.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SP00000269228,V130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float" office:value="2.57" calcext:value-type="float">
            <text:p>2.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NSP00000269228,V133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61" calcext:value-type="float">
            <text:p>2.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SP00000269228,V14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231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float" office:value="2.53" calcext:value-type="float">
            <text:p>2.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V246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246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290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float" office:value="2.44" calcext:value-type="float">
            <text:p>2.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V29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float" office:value="2.44" calcext:value-type="float">
            <text:p>2.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V32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34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37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378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46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41" calcext:value-type="float">
            <text:p>2.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V48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49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1" calcext:value-type="float">
            <text:p>2.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51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V624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2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6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6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6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0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V72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53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57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V78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10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810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81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843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4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52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97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9" calcext:value-type="float">
            <text:p>2.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NSP00000269228,W112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W29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45" calcext:value-type="float">
            <text:p>2.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NSP00000269228,Y1019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Y297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Y297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Y35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Y550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Y570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Y57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46" calcext:value-type="float">
            <text:p>2.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Y62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709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882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882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932S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8-04T10:05:48.651879090</meta:creation-date>
    <dc:date>2016-08-04T10:06:34.014652248</dc:date>
    <dc:creator>Jamie </dc:creator>
    <meta:editing-duration>PT45S</meta:editing-duration>
    <meta:editing-cycles>1</meta:editing-cycles>
    <meta:document-statistic meta:table-count="1" meta:cell-count="4104" meta:object-count="0"/>
    <meta:generator>LibreOffice/5.0.6.2$Linux_X86_64 LibreOffice_project/00m0$Build-2</meta:generator>
  </office:meta>
</office:document-meta>
</file>